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表格1" style:family="table">
      <style:table-properties style:width="18.86cm" fo:margin-left="-0.199cm" table:align="left" style:writing-mode="lr-tb"/>
    </style:style>
    <style:style style:name="表格1.A" style:family="table-column">
      <style:table-column-properties style:column-width="9.192cm"/>
    </style:style>
    <style:style style:name="表格1.B" style:family="table-column">
      <style:table-column-properties style:column-width="9.66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8.86cm" fo:margin-left="-0.199cm" table:align="left" style:writing-mode="lr-tb"/>
    </style:style>
    <style:style style:name="表格3.A" style:family="table-column">
      <style:table-column-properties style:column-width="9.192cm"/>
    </style:style>
    <style:style style:name="表格3.B" style:family="table-column">
      <style:table-column-properties style:column-width="9.668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letter-kerning="true" style:font-weight-asian="bold"/>
    </style:style>
    <style:style style:name="P4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letter-kerning="true" style:font-weight-asian="bold"/>
    </style:style>
    <style:style style:name="P6" style:family="paragraph" style:parent-style-name="Standard">
      <style:paragraph-properties fo:margin-left="0.635cm" fo:margin-right="0cm" fo:text-indent="0cm" style:auto-text-indent="false"/>
      <style:text-properties fo:font-weight="bold" style:letter-kerning="true" style:font-weight-asian="bold"/>
    </style:style>
    <style:style style:name="P7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74pt solid #000000"/>
    </style:style>
    <style:style style:name="P8" style:family="paragraph" style:parent-style-name="Standard" style:list-style-name="WW8Num4"/>
    <style:style style:name="P9" style:family="paragraph" style:parent-style-name="Standard" style:list-style-name="WW8Num10"/>
    <style:style style:name="P10" style:family="paragraph" style:parent-style-name="Standard">
      <style:text-properties fo:font-weight="bold" style:letter-kerning="true" style:font-weight-asian="bold"/>
    </style:style>
    <style:style style:name="P11" style:family="paragraph" style:parent-style-name="Standard" style:list-style-name="WW8Num1">
      <style:text-properties fo:font-weight="bold" style:letter-kerning="true" style:font-weight-asian="bold"/>
    </style:style>
    <style:style style:name="P12" style:family="paragraph" style:parent-style-name="Standard">
      <style:text-properties fo:font-weight="bold" style:letter-kerning="true" style:language-asian="zh" style:country-asian="TW" style:font-weight-asian="bold"/>
    </style:style>
    <style:style style:name="P13" style:family="paragraph" style:parent-style-name="Standard" style:list-style-name="WW8Num1">
      <style:text-properties fo:font-weight="bold" style:letter-kerning="true" style:language-asian="zh" style:country-asian="TW" style:font-weight-asian="bold"/>
    </style:style>
    <style:style style:name="P14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74pt solid #000000"/>
      <style:text-properties style:font-name="細明體" fo:font-weight="bold" style:font-name-asian="細明體" style:font-weight-asian="bold" style:font-name-complex="細明體" style:font-size-complex="11pt"/>
    </style:style>
    <style:style style:name="T1" style:family="text">
      <style:text-properties fo:font-weight="bold" style:font-name-asian="Times New Roman" style:font-weight-asian="bold"/>
    </style:style>
    <style:style style:name="T2" style:family="text">
      <style:text-properties fo:font-weight="bold" style:letter-kerning="true" style:font-weight-asian="bold"/>
    </style:style>
    <style:style style:name="T3" style:family="text">
      <style:text-properties fo:font-weight="bold" style:letter-kerning="true" style:font-name-asian="Times New Roman" style:font-weight-asian="bold"/>
    </style:style>
    <style:style style:name="T4" style:family="text">
      <style:text-properties fo:font-weight="bold" style:letter-kerning="true" style:language-asian="zh" style:country-asian="TW" style:font-weight-asian="bold"/>
    </style:style>
    <style:style style:name="T5" style:family="text">
      <style:text-properties style:font-name="細明體" fo:font-weight="bold" style:font-name-asian="細明體" style:font-weight-asian="bold" style:font-name-complex="細明體" style:font-size-complex="11pt"/>
    </style:style>
    <style:style style:name="T6" style:family="text">
      <style:text-properties style:font-name="細明體" fo:font-weight="bold" style:font-name-asian="細明體" style:language-asian="zh" style:country-asian="TW" style:font-weight-asian="bold" style:font-name-complex="細明體" style:font-size-complex="11pt"/>
    </style:style>
    <style:style style:name="T7" style:family="text">
      <style:text-properties style:language-asian="zh" style:country-asian="T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5">102</text:span><text:span text:style-name="T5">學年度上學期 <text:s/>金門大學 <text:s/>資工系</text:span><text:span text:style-name="T6">三</text:span><text:span text:style-name="T5">年級 <text:s/>計算機結構</text:span><text:span text:style-name="T1"> <text:s text:c="2"/></text:span><text:span text:style-name="T5">期中考 <text:s text:c="4"/>出題者 : 陳鍾誠</text:span></text:p>
      <text:p text:style-name="P4">學號 : <text:s text:c="19"/>姓名 : <text:s text:c="37"/>分數 : <text:s/></text:p>
      <text:p text:style-name="P2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list xml:id="list32632657" text:style-name="WW8Num4">
              <text:list-item>
                <text:p text:style-name="P8"><text:span text:style-name="T2">解釋名詞</text:span><text:span text:style-name="T3"> </text:span><text:span text:style-name="T2">(共</text:span><text:span text:style-name="T2">15</text:span><text:span text:style-name="T2">%)</text:span></text:p>
              </text:list-item>
            </text:list>
            <text:list xml:id="list32636538" text:style-name="WW8Num10">
              <text:list-item>
                <text:p text:style-name="P9"><text:span text:style-name="T2">2 </text:span><text:span text:style-name="T4">補數</text:span><text:span text:style-name="T2"> (</text:span><text:span text:style-name="T4">3</text:span><text:span text:style-name="T2">%)</text:span></text:p>
              </text:list-item>
            </text:list>
            <text:p text:style-name="P3"/>
            <text:p text:style-name="P6"/>
            <text:list xml:id="list32646300" text:continue-numbering="true" text:style-name="WW8Num10">
              <text:list-item>
                <text:p text:style-name="P9"><text:span text:style-name="T4">馮紐曼架構 </text:span><text:span text:style-name="T2">(</text:span><text:span text:style-name="T2">3</text:span><text:span text:style-name="T2">%)</text:span></text:p>
              </text:list-item>
            </text:list>
            <text:p text:style-name="P3"/>
            <text:p text:style-name="P3"/>
            <text:list xml:id="list32635916" text:continue-numbering="true" text:style-name="WW8Num10">
              <text:list-item>
                <text:p text:style-name="P9"><text:span text:style-name="T4">ALU</text:span><text:span text:style-name="T2"> (</text:span><text:span text:style-name="T2">3</text:span><text:span text:style-name="T2">%)</text:span></text:p>
              </text:list-item>
            </text:list>
            <text:p text:style-name="P3"/>
            <text:p text:style-name="P3"/>
            <text:list xml:id="list32648129" text:continue-numbering="true" text:style-name="WW8Num10">
              <text:list-item>
                <text:p text:style-name="P9"><text:span text:style-name="T4">控制單元 </text:span><text:span text:style-name="T2">(</text:span><text:span text:style-name="T2">3</text:span><text:span text:style-name="T2">%)</text:span></text:p>
              </text:list-item>
            </text:list>
            <text:p text:style-name="P3"/>
            <text:p text:style-name="P3"/>
            <text:list xml:id="list32654399" text:continue-numbering="true" text:style-name="WW8Num10">
              <text:list-item>
                <text:p text:style-name="P9"><text:span text:style-name="T4">Verilog 中的 wire</text:span><text:span text:style-name="T4"> 之意義 (</text:span><text:span text:style-name="T4">3</text:span><text:span text:style-name="T4">%)</text:span></text:p>
              </text:list-item>
            </text:list>
            <text:p text:style-name="P3"/>
            <text:p text:style-name="P3"/>
          </table:table-cell>
          <table:table-cell table:style-name="表格1.B1" office:value-type="string">
            <text:list xml:id="list32663267" text:continue-list="list32632657" text:style-name="WW8Num4">
              <text:list-item>
                <text:p text:style-name="P8"><text:span text:style-name="T2">請畫</text:span><text:span text:style-name="T4">出 XOR 閘的 </text:span><text:span text:style-name="T4">(1). </text:span><text:span text:style-name="T4">電路符號與 </text:span><text:span text:style-name="T4">(2) </text:span><text:span text:style-name="T4">真值表</text:span><text:span text:style-name="T2">。(</text:span><text:span text:style-name="T2">10</text:span><text:span text:style-name="T2">%)</text:span></text:p>
              </text:list-item>
            </text:list>
            <text:p text:style-name="P3"/>
          </table:table-cell>
        </table:table-row>
        <table:table-row table:style-name="表格1.1">
          <table:table-cell table:style-name="表格1.A1" office:value-type="string">
            <text:p text:style-name="Standard"><text:span text:style-name="T2">3. 請寫出全加器 </text:span><text:span text:style-name="T2">(Full Adder, FA) </text:span><text:span text:style-name="T2">的真值表並畫出其電路</text:span><text:span text:style-name="T3"> </text:span><text:span text:style-name="T2">(共10%)。</text:span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表格1.B1" office:value-type="string">
            <text:p text:style-name="Standard"><text:span text:style-name="T2">4. </text:span><text:span text:style-name="T2">請</text:span><text:span text:style-name="T4">用四個全加器 FA <text:s/>與 4 個 XOR 閘，</text:span><text:span text:style-name="T2">設計一個加減器，並說明其運作原理</text:span><text:span text:style-name="T3"> </text:span><text:span text:style-name="T2">(10%)</text:span></text:p>
          </table:table-cell>
        </table:table-row>
      </table:table>
      <text:p text:style-name="P14">學號 : <text:s text:c="19"/>姓名 : <text:s text:c="37"/></text:p>
      <text:p text:style-name="Standard"/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list xml:id="list32656458" text:style-name="WW8Num1">
              <text:list-item>
                <text:p text:style-name="P13">請為下列程式寫上註解，說明每一行的意義 (10%)</text:p>
              </text:list-item>
            </text:list>
            <text:p text:style-name="P12"/>
            <text:p text:style-name="P3">module fulladder (input a, b, c_in, output sum, c_out);</text:p>
            <text:p text:style-name="P3">wire s1, c1, c2;</text:p>
            <text:p text:style-name="P3">xor g1(s1, a, b);</text:p>
            <text:p text:style-name="P3">xor g2(sum, s1, c_in);</text:p>
            <text:p text:style-name="P3">and g3(c1, a,b);</text:p>
            <text:p text:style-name="P3">and g4(c2, s1, c_in) ;</text:p>
            <text:p text:style-name="P3">or g5(c_out, c2, c1) ;</text:p>
            <text:p text:style-name="P3">endmodule</text:p>
            <text:p text:style-name="P3"/>
            <text:p text:style-name="P3">module main;</text:p>
            <text:p text:style-name="P3">reg a, b, c_in;</text:p>
            <text:p text:style-name="P3">wire sum, c_out;</text:p>
            <text:p text:style-name="P3"/>
            <text:p text:style-name="P3">fulladder fa1(a, b, c_in, sum, c_out);</text:p>
            <text:p text:style-name="P3"/>
            <text:p text:style-name="P3">initial begin</text:p>
            <text:p text:style-name="P3"><text:s text:c="2"/>a = 0; <text:s/>b = 0; <text:s/>c_in = 0;</text:p>
            <text:p text:style-name="P3"><text:s text:c="2"/>$monitor("%04dns monitor: a=%d b=%d c_in=%d c_out=%d sum=%d", $stime, a, b, c_in, c_out, sum);</text:p>
            <text:p text:style-name="P3"><text:s text:c="2"/>#1000 $finish;</text:p>
            <text:p text:style-name="P3">end</text:p>
            <text:p text:style-name="P3"/>
            <text:p text:style-name="P3">always #50 c_in = c_in+1;</text:p>
            <text:p text:style-name="P3">always #100 b = b+1;</text:p>
            <text:p text:style-name="P3">always #200 a = a+1;</text:p>
            <text:p text:style-name="P3"/>
            <text:p text:style-name="P3">endmodule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表格3.B1" office:value-type="string">
            <text:list xml:id="list32657877" text:continue-numbering="true" text:style-name="WW8Num1">
              <text:list-item>
                <text:p text:style-name="P11"><text:span text:style-name="T7">請設計一顆簡易的 CPU，並寫出下列描述內容：</text:span><text:span text:style-name="T7">(本題的 CPU 設計愈獨特，與老師和其他同學設計愈不同者，分數愈高) <text:s/></text:span><text:span text:style-name="T7">(空間不夠請註明並寫在背面)</text:span></text:p>
                <text:p text:style-name="P13"/>
              </text:list-item>
            </text:list>
            <text:p text:style-name="P3">(a) 請問<text:span text:style-name="T7">該 CPU 的暫存器是幾位元的？有哪些暫存器？ (</text:span><text:span text:style-name="T7">5%)</text:span></text:p>
            <text:p text:style-name="P12"/>
            <text:p text:style-name="P3"><text:span text:style-name="T7">(b) 請描述該 CPU 的指令集，有那些指令，每個指令的功能為何？ </text:span><text:span text:style-name="T7">(1</text:span><text:span text:style-name="T7">5</text:span><text:span text:style-name="T7">%)</text:span></text:p>
            <text:p text:style-name="P12"/>
            <text:p text:style-name="Standard"><text:span text:style-name="T2">(c) </text:span><text:span text:style-name="T4">請用這些指令的組合語言寫出一個可以計算 sum=1+...+n 的結果的程式，其中的 </text:span><text:span text:style-name="T4">sum 與 </text:span><text:span text:style-name="T4">n 都是放在記憶體的變數。 </text:span><text:span text:style-name="T4">(</text:span><text:span text:style-name="T4">1</text:span><text:span text:style-name="T4">0%)</text:span></text:p>
            <text:p text:style-name="P12"/>
            <text:p text:style-name="P12">(d) 請為這些指令的組合語言編上位址 (5%)</text:p>
            <text:p text:style-name="P12"/>
            <text:p text:style-name="P12">(e) 請為這些指令的組合語言機器碼。(10%)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細明體" svg:font-family="細明體, MingLiU" style:font-family-generic="modern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1" svg:font-family="細明體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2pt" fo:language="en" fo:country="US" style:letter-kerning="true" style:font-name-asian="新細明體" style:font-size-asian="12pt" style:language-asian="zh" style:country-asian="TW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軟正黑體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200%" fo:keep-with-next="always"/>
      <style:text-properties style:font-name="Cambria" fo:font-size="20pt" fo:font-weight="bold" style:font-name-asian="標楷體" style:font-size-asian="20pt" style:font-weight-asian="bold" style:font-name-complex="Cambria" style:font-size-complex="24pt" style:font-weight-complex="bold"/>
    </style:style>
    <style:style style:name="註解方塊文字" style:family="paragraph" style:parent-style-name="Standard">
      <style:text-properties style:font-name="Cambria" fo:font-size="9pt" style:font-name-asian="新細明體" style:font-size-asian="9pt" style:font-name-complex="Times New Roman" style:font-size-complex="9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標號" style:family="paragraph" style:parent-style-name="Standard" style:next-style-name="Standard">
      <style:text-properties style:font-name="Calibri" fo:font-size="10pt" style:font-size-asian="10pt" style:font-name-complex="Calibri" style:font-size-complex="10pt"/>
    </style:style>
    <style:style style:name="Footnote" style:family="paragraph" style:parent-style-name="Standard" style:class="extra">
      <style:paragraph-properties style:snap-to-layout-grid="false"/>
      <style:text-properties style:font-name="Calibri" fo:font-size="10pt" style:font-size-asian="10pt" style:font-name-complex="Calibri" style:font-size-complex="10pt"/>
    </style:style>
    <style:style style:name="清單段落" style:family="paragraph" style:parent-style-name="Standard">
      <style:paragraph-properties fo:margin="100%" fo:margin-left="0.84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細明體1" style:font-size-asian="10pt" style:font-name-complex="Courier New" style:font-size-complex="10pt"/>
    </style:style>
    <style:style style:name="WW8Num1zfalse" style:family="text">
      <style:text-properties fo:font-weight="bold" style:letter-kerning="true" style:font-weight-asian="bold"/>
    </style:style>
    <style:style style:name="WW8Num1ztrue" style:family="text"/>
    <style:style style:name="WW8Num2zfalse" style:family="text"/>
    <style:style style:name="WW8Num2ztrue" style:family="text"/>
    <style:style style:name="WW8Num3zfalse" style:family="text"/>
    <style:style style:name="WW8Num3ztrue" style:family="text"/>
    <style:style style:name="WW8Num4zfalse" style:family="text">
      <style:text-properties fo:font-weight="bold" style:letter-kerning="true" style:font-weight-asian="bold"/>
    </style:style>
    <style:style style:name="WW8Num4ztrue" style:family="text"/>
    <style:style style:name="WW8Num5zfalse" style:family="text"/>
    <style:style style:name="WW8Num5ztrue" style:family="text"/>
    <style:style style:name="WW8Num6zfalse" style:family="text"/>
    <style:style style:name="WW8Num6ztrue" style:family="text"/>
    <style:style style:name="WW8Num7zfalse" style:family="text"/>
    <style:style style:name="WW8Num7ztrue" style:family="text"/>
    <style:style style:name="WW8Num8z0" style:family="text">
      <style:text-properties style:font-name="新細明體" style:font-name-complex="新細明體"/>
    </style:style>
    <style:style style:name="WW8Num9zfalse" style:family="text"/>
    <style:style style:name="WW8Num9ztrue" style:family="text"/>
    <style:style style:name="WW8Num10zfalse" style:family="text">
      <style:text-properties fo:font-weight="bold" style:letter-kerning="true" style:font-weight-asian="bold"/>
    </style:style>
    <style:style style:name="WW8Num10ztrue" style:family="text"/>
    <style:style style:name="預設段落字型" style:family="text"/>
    <style:style style:name="註解方塊文字_20_字元" style:display-name="註解方塊文字 字元" style:family="text" style:parent-style-name="預設段落字型">
      <style:text-properties style:font-name="Cambria" fo:font-size="9pt" style:letter-kerning="true" style:font-name-asian="新細明體" style:font-size-asian="9pt" style:font-name-complex="Times New Roman" style:font-size-complex="9pt"/>
    </style:style>
    <style:style style:name="頁首_20_字元" style:display-name="頁首 字元" style:family="text" style:parent-style-name="預設段落字型">
      <style:text-properties style:font-name="Times New Roman" style:letter-kerning="true" style:font-name-complex="Times New Roman"/>
    </style:style>
    <style:style style:name="頁尾_20_字元" style:display-name="頁尾 字元" style:family="text" style:parent-style-name="預設段落字型">
      <style:text-properties style:font-name="Times New Roman" style:letter-kerning="true" style:font-name-complex="Times New Roman"/>
    </style:style>
    <style:style style:name="註腳文字_20_字元" style:display-name="註腳文字 字元" style:family="text" style:parent-style-name="預設段落字型">
      <style:text-properties style:letter-kerning="true"/>
    </style:style>
    <style:style style:name="Footnote_20_Symbol" style:display-name="Footnote Symbol" style:family="text" style:parent-style-name="預設段落字型">
      <style:text-properties style:text-position="super 58%"/>
    </style:style>
    <style:style style:name="標題_20_2_20_字元" style:display-name="標題 2 字元" style:family="text" style:parent-style-name="預設段落字型">
      <style:text-properties style:font-name="Cambria" fo:font-size="20pt" fo:font-weight="bold" style:letter-kerning="true" style:font-name-asian="標楷體" style:font-size-asian="20pt" style:font-weight-asian="bold" style:font-name-complex="Cambria" style:font-size-complex="24pt" style:font-weight-complex="bold"/>
    </style:style>
    <style:style style:name="Strong_20_Emphasis" style:display-name="Strong Emphasis" style:family="text" style:parent-style-name="預設段落字型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細明體1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2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2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2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false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3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3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3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false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4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4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4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false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5ztrue" style:num-format="1" text:display-levels="2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5ztrue" style:num-format="1" text:display-levels="3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5ztrue" style:num-format="1" text:display-levels="4">
        <style:list-level-properties text:list-level-position-and-space-mode="label-alignment">
          <style:list-level-label-alignment text:label-followed-by="listtab" text:list-tab-stop-position="4.156cm" fo:text-indent="-1.249cm" fo:margin-left="3.5cm"/>
        </style:list-level-properties>
      </text:list-level-style-number>
      <text:list-level-style-number text:level="5" text:style-name="WW8Num5ztrue" style:num-format="1" text:display-levels="5">
        <style:list-level-properties text:list-level-position-and-space-mode="label-alignment">
          <style:list-level-label-alignment text:label-followed-by="listtab" text:list-tab-stop-position="4.905cm" fo:text-indent="-1.499cm" fo:margin-left="4.5cm"/>
        </style:list-level-properties>
      </text:list-level-style-number>
      <text:list-level-style-number text:level="6" text:style-name="WW8Num5ztrue" style:num-format="1" text:display-levels="6">
        <style:list-level-properties text:list-level-position-and-space-mode="label-alignment">
          <style:list-level-label-alignment text:label-followed-by="listtab" text:list-tab-stop-position="6.29cm" fo:text-indent="-2cm" fo:margin-left="5.75cm"/>
        </style:list-level-properties>
      </text:list-level-style-number>
      <text:list-level-style-number text:level="7" text:style-name="WW8Num5ztrue" style:num-format="1" text:display-levels="7">
        <style:list-level-properties text:list-level-position-and-space-mode="label-alignment">
          <style:list-level-label-alignment text:label-followed-by="listtab" text:list-tab-stop-position="7.04cm" fo:text-indent="-2.251cm" fo:margin-left="6.75cm"/>
        </style:list-level-properties>
      </text:list-level-style-number>
      <text:list-level-style-number text:level="8" text:style-name="WW8Num5ztrue" style:num-format="1" text:display-levels="8">
        <style:list-level-properties text:list-level-position-and-space-mode="label-alignment">
          <style:list-level-label-alignment text:label-followed-by="listtab" text:list-tab-stop-position="8.424cm" fo:text-indent="-2.501cm" fo:margin-left="7.751cm"/>
        </style:list-level-properties>
      </text:list-level-style-number>
      <text:list-level-style-number text:level="9" text:style-name="WW8Num5ztrue" style:num-format="1" text:display-levels="9">
        <style:list-level-properties text:list-level-position-and-space-mode="label-alignment">
          <style:list-level-label-alignment text:label-followed-by="listtab" text:list-tab-stop-position="9.811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6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6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6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false" style:num-prefix="(" style:num-suffix=")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7ztrue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7ztrue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7ztrue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7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新細明體"/>
      </text:list-level-style-bullet>
      <text:list-level-style-bullet text:level="2" text:style-name="WW8Num8z0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新細明體"/>
      </text:list-level-style-bullet>
      <text:list-level-style-bullet text:level="3" text:style-name="WW8Num8z0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新細明體"/>
      </text:list-level-style-bullet>
      <text:list-level-style-bullet text:level="4" text:style-name="WW8Num8z0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新細明體"/>
      </text:list-level-style-bullet>
      <text:list-level-style-bullet text:level="5" text:style-name="WW8Num8z0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新細明體"/>
      </text:list-level-style-bullet>
      <text:list-level-style-bullet text:level="6" text:style-name="WW8Num8z0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新細明體"/>
      </text:list-level-style-bullet>
      <text:list-level-style-bullet text:level="7" text:style-name="WW8Num8z0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新細明體"/>
      </text:list-level-style-bullet>
      <text:list-level-style-bullet text:level="8" text:style-name="WW8Num8z0" style:num-suffix=".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新細明體"/>
      </text:list-level-style-bullet>
      <text:list-level-style-bullet text:level="9" text:style-name="WW8Num8z0" style:num-suffix=".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新細明體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false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9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9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9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false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text:style-name="WW8Num10ztrue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text:style-name="WW8Num10ztrue" style:num-suffix="、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text:style-name="WW8Num10ztrue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75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1.27cm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cc</meta:initial-creator>
    <meta:creation-date>2012-04-18T09:30:00</meta:creation-date>
    <dc:date>2013-11-10T12:50:25.81</dc:date>
    <meta:print-date>2012-04-18T10:45:00</meta:print-date>
    <meta:editing-cycles>71</meta:editing-cycles>
    <meta:editing-duration>PT3H1M21S</meta:editing-duration>
    <meta:generator>LibreOffice/3.5$Windows_x86 LibreOffice_project/7122e39-92ed229-498d286-15e43b4-d70da21</meta:generator>
    <meta:document-statistic meta:table-count="2" meta:image-count="0" meta:object-count="0" meta:page-count="3" meta:paragraph-count="41" meta:word-count="311" meta:character-count="1194" meta:non-whitespace-character-count="940"/>
  </office:meta>
</office:document-meta>
</file>